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5.21 10:23   |   <text:a xlink:type="simple" xlink:href="http://palinfo.habago.org/Entry?Command=Information_PrintForum&amp;iPage=13&amp;sType=FORUM#FORUM37475"><text:span text:style-name="T2">#</text:span></text:a></text:p>
      <text:p text:style-name="P2">卡韓政變<text:span text:style-name="T3"><text:s/>(52)</text:span>：必然性與一致性<text:span text:style-name="T3"> <text:line-break/><text:line-break/></text:span>陳真<text:span text:style-name="T3"><text:s/>2019. 05. 21. <text:line-break/><text:line-break/><text:line-break/></text:span>謝謝<text:span text:style-name="T3"><text:s/>qegg</text:span>，我已經把日期改了。對，日期很重要，三天前罵阿扁貪婪詐欺，無甚稀奇，三十年前罵阿扁奸詐狡猾禍國殃民，那就是一種洞見，洞察了人性。<text:span text:style-name="T3"> <text:line-break/><text:line-break/></text:span>我常覺得，哲學很像一種明日輓歌，人還沒死，但已經預見死亡將至，但它不同於氣象報告，畢竟它不是一種有關真假值的預測，而是一種必然為真的廢話，就好像<text:span text:style-name="T3"><text:s/>"1</text:span>終究得等於<text:span text:style-name="T3">1" </text:span>一樣，或是<text:span text:style-name="T3"><text:s/>"</text:span>我必然就是陳真<text:span text:style-name="T3">"</text:span>，我不需要等待驗證就能下結論。這無非就是一種邏輯，因為它沒法產生任何真理，而只具內在的必然性。<text:span text:style-name="T3"> <text:line-break/><text:line-break/></text:span>活的世界與邏輯無涉，扯不上關係，但活的世界同樣還是有一套法則，遵循某種<text:span text:style-name="T3"><text:s/>"</text:span>因果<text:span text:style-name="T3">" </text:span>規律，就像一種指示標誌，想往<text:span text:style-name="T3">A</text:span>，請往這邊走，想去<text:span text:style-name="T3">B</text:span>，請走那邊；想把頭髮弄乾淨，就去洗頭；想小便，就去尿尿<text:span text:style-name="T3">...</text:span>等等等，某個意義上也全是廢話，要不然也就稱不上法則了。<text:span text:style-name="T3"> <text:line-break/><text:line-break/></text:span>邏輯也好，經驗世界也罷，雖是廢話為本，但是要能夠看見等號的兩端倒也不容易，有些人看得近，有些看得遠。<text:span text:style-name="T3">E</text:span>倘若真的等於<text:span text:style-name="T3">MC</text:span>平方，那它其實也就是一句廢話，問題卻在於要能看見等號的兩端該擺上何種符號、命題，或是看見一個系統、一道數列究竟從何展開以及如何展開，並不容易。<text:span text:style-name="T3"> <text:line-break/><text:line-break/></text:span>現代社會，飛機、太空船全都不稀奇，但是那個最早想到<text:span text:style-name="T3"><text:s/>"</text:span>飛行<text:span text:style-name="T3">" </text:span>這件事的人，才是天才。<text:span text:style-name="T3">Alan Turing</text:span>如果還活著，說不定會對於電腦與<text:span text:style-name="T3">AI</text:span>的發展感到瞠目結舌，但是，在那一片荒蕪的年代，<text:span text:style-name="T3">Turing</text:span>就已經想到要把<text:span text:style-name="T3"><text:s/>"</text:span>思想<text:span text:style-name="T3">" </text:span>給運算化，這就不容易了。因為，一個嶄新概念的建立非常難，就好像建造一座特殊倉庫那樣。但是，一旦建立之後，其實就只是往倉庫裏堆東西、充實內容的<text:span text:style-name="T3"><text:s/>"</text:span>技術<text:span text:style-name="T3">" </text:span>問題，而非<text:span text:style-name="T3"><text:s/>"</text:span>結構<text:span text:style-name="T3">" </text:span>問題。<text:span text:style-name="T3"> <text:line-break/><text:line-break/></text:span>邏輯等式兩端，分毫不差，現實生活當然不可能如此<text:span text:style-name="T3"><text:s/>"</text:span>理想化<text:span text:style-name="T3">"</text:span>，不可能有所謂必然性，但是基本的一致性總該有，要是人渣黨或郭台銘、柯文哲之類的人創造一套語言，我看所有使用者都會精神錯亂，因為同一套話語，一下黑一下白，早上說東，下午很可能就變成西了。<text:span text:style-name="T3"> <text:line-break/><text:line-break/></text:span>比方說你看，柯文哲過去是阿扁的所謂醫療小組召集人，事實上醫個碗糕療，柯自己也公開說，<text:span text:style-name="T3">"</text:span>阿扁就是在裝病<text:span text:style-name="T3">"</text:span>。可是，不久之後，卻又說阿扁裝病裝到弄假成真<text:span text:style-name="T3"><text:s/>(</text:span>有可能嗎？<text:span text:style-name="T3">)</text:span>，現在已經變成一個<text:span text:style-name="T3"><text:s/>"</text:span>廢人<text:span text:style-name="T3">" </text:span>了。前些日子，在某個偏藍的場合，痛批阿扁有罪不抓去關，卻讓他四處趴趴走，破壞法紀，莫此為甚。<text:span text:style-name="T3"> <text:line-break/><text:line-break/></text:span>可是，居然才兩天後，和阿扁同台造勢，台北市政府浪費公帑幫阿扁出書，柯這下不說阿扁裝病了，也不再主張把阿扁抓回監獄，反而哽咽地說阿扁好可憐啊，為台灣人受苦啊，並指控馬英九把阿扁抓去坐牢，是在<text:span text:style-name="T3"><text:s/>"</text:span>侮辱我們台灣人<text:span text:style-name="T3">"</text:span>。<text:span text:style-name="T3"> <text:line-break/><text:line-break/></text:span>類似例子，舉不完。再比方說郭台銘，前天說台灣是中國不可分割的一部份，反對台灣獨立，居然兩天後就變了，變成兩國論，還說九二共識就是兩個中國。<text:span text:style-name="T3"> <text:line-break/><text:line-break/></text:span>別說選民代選首長，就算選個女婿或媳婦，如果對方講話總是這麼一回事，見人說人話，見鬼說鬼話，為了眼前利益不斷改變說法，完全缺乏基本的一致性，你會覺得這是一個可以信任的人嗎？<text:span text:style-name="T3"> <text:line-break/><text:line-break/></text:span>像郭、柯這兩個無恥政客，你若要詢問他們對於某件事的見解，恐怕前面得先加上個<text:span text:style-name="T3"><text:s/>"</text:span>時間<text:span text:style-name="T3">" </text:span>變項，而且這個時間短促到幾乎是以分鐘或秒來計算，上一秒鐘講這樣，下一秒鐘又會變了。人渣黨長年以來就是靠著這樣一種玩弄語言的手法，坐擁權位，吃香喝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